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paragraph.</text:p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Standard"/>
      <text:p text:style-name="Standard">Fields: date=<text:date style:data-style-name="N37" text:date-value="2008-10-04T12:33:08.19" text:fixed="true">10/04/08</text:date>, time=<text:time style:data-style-name="N43" text:time-value="2008-10-04T12:33:17.54" text:fixed="true">12:33:18 PM</text:time>, pgnum=<text:page-number text:select-page="current">1</text:page-number>, pgcount=<text:page-count>1</text:page-count>, subject=<text:subject>Subject text</text:subject>, title=<text:title>Title text</text:title>, author=<text:initial-creator/>.</text:p>
      <text:p text:style-name="Standard">Paragraph with nbsp= , nbhyphen=‑, optional-hyphen=­.</text:p>
      <text:p text:style-name="Standard">Pargaraph with a note [<office:annotation><dc:date>2008-10-04T00:00:00</dc:date><text:p>Text of the note</text:p><text:p/></office:annotation>].</text:p>
      <text:list text:style-name="L1">
        <text:list-item>
          <text:p text:style-name="P1">List item 1</text:p>
        </text:list-item>
        <text:list-item>
          <text:p text:style-name="P1">List item 2</text:p>
        </text:list-item>
      </text:list>
      <text:list text:style-name="L2">
        <text:list-item>
          <text:p text:style-name="P2">sub-item 1</text:p>
        </text:list-item>
        <text:list-item>
          <text:p text:style-name="P2">sub-item 2</text:p>
        </text:list-item>
      </text:list>
      <text:p text:style-name="P3">One more paragrap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Title text</dc:title>
    <dc:description>Comments</dc:description>
    <dc:subject>Subject text</dc:subject>
    <meta:creation-date>2008-10-04T06:12:24</meta:creation-date>
    <dc:date>2008-10-04T12:40:23</dc:date>
    <meta:keyword>Keyword text</meta:keyword>
    <dc:language>en-US</dc:language>
    <meta:editing-cycles>10</meta:editing-cycles>
    <meta:editing-duration>PT15M49S</meta:editing-duration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  <meta:document-statistic meta:table-count="1" meta:image-count="0" meta:object-count="0" meta:page-count="1" meta:paragraph-count="21" meta:word-count="89" meta:character-count="526"/>
  </office:meta>
</office:document-meta>
</file>